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11e99" officeooo:paragraph-rsid="00011e99"/>
    </style:style>
    <style:style style:name="P2" style:family="paragraph" style:parent-style-name="Heading_20_1">
      <style:text-properties fo:language="fr" fo:country="FR"/>
    </style:style>
    <style:style style:name="P3" style:family="paragraph" style:parent-style-name="Standard">
      <style:text-properties fo:language="fr" fo:country="FR" officeooo:rsid="00011e99" officeooo:paragraph-rsid="00011e99"/>
    </style:style>
    <style:style style:name="P4" style:family="paragraph" style:parent-style-name="Standard">
      <style:text-properties fo:language="fr" fo:country="FR" officeooo:rsid="00011e99" officeooo:paragraph-rsid="00028141"/>
    </style:style>
    <style:style style:name="P5" style:family="paragraph" style:parent-style-name="Standard">
      <style:text-properties fo:language="fr" fo:country="FR" officeooo:rsid="0005b0cd" officeooo:paragraph-rsid="0005b0cd"/>
    </style:style>
    <style:style style:name="P6" style:family="paragraph" style:parent-style-name="Standard">
      <style:text-properties fo:language="fr" fo:country="FR" officeooo:paragraph-rsid="00011e99"/>
    </style:style>
    <style:style style:name="P7" style:family="paragraph" style:parent-style-name="Standard">
      <style:text-properties fo:language="fr" fo:country="FR" officeooo:paragraph-rsid="00028141"/>
    </style:style>
    <style:style style:name="P8" style:family="paragraph" style:parent-style-name="Standard">
      <style:text-properties fo:language="fr" fo:country="FR" officeooo:rsid="0003c72a" officeooo:paragraph-rsid="0003c72a"/>
    </style:style>
    <style:style style:name="P9" style:family="paragraph" style:parent-style-name="Standard">
      <style:text-properties fo:language="fr" fo:country="FR" officeooo:paragraph-rsid="0005b0cd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11e99"/>
    </style:style>
    <style:style style:name="T3" style:family="text">
      <style:text-properties fo:language="fr" fo:country="FR" officeooo:rsid="00028141"/>
    </style:style>
    <style:style style:name="T4" style:family="text">
      <style:text-properties fo:language="fr" fo:country="FR" officeooo:rsid="00037f32"/>
    </style:style>
    <style:style style:name="T5" style:family="text">
      <style:text-properties fo:language="fr" fo:country="FR" officeooo:rsid="0003c72a"/>
    </style:style>
    <style:style style:name="T6" style:family="text">
      <style:text-properties fo:language="fr" fo:country="FR" officeooo:rsid="0005b0cd"/>
    </style:style>
    <style:style style:name="T7" style:family="text">
      <style:text-properties officeooo:rsid="00028141"/>
    </style:style>
    <style:style style:name="T8" style:family="text">
      <style:text-properties officeooo:rsid="00011e99"/>
    </style:style>
    <style:style style:name="T9" style:family="text">
      <style:text-properties officeooo:rsid="00037f32"/>
    </style:style>
    <style:style style:name="T10" style:family="text">
      <style:text-properties officeooo:rsid="0003c72a"/>
    </style:style>
    <style:style style:name="T11" style:family="text">
      <style:text-properties officeooo:rsid="0005b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8">T</text:span>itre professionnelle</text:h>
      <text:p text:style-name="P6"/>
      <text:p text:style-name="P6"><text:span text:style-name="T8">23/04/2020 – 24/04/2020</text:span></text:p>
      <text:p text:style-name="P1">Titre professionnel : dossier professionnel</text:p>
      <text:p text:style-name="P1">Objectif : donner des exemples de <text:span text:style-name="T7">mise en pratique des compétences professionnelles</text:span></text:p>
      <text:p text:style-name="P1"/>
      <text:p text:style-name="P7"><text:span text:style-name="T7">27/04/2020 – 28/04/2020</text:span></text:p>
      <text:p text:style-name="P4">Titre professionnel : dossie<text:span text:style-name="T7">r du projet</text:span></text:p>
      <text:p text:style-name="P7"><text:span text:style-name="T7">Objectif : description détaillé d’une réalisation d’un projet de développement web</text:span></text:p>
      <text:p text:style-name="P7"/>
      <text:p text:style-name="P7"><text:span text:style-name="T7">29/04/2020 – 30/04/2020</text:span></text:p>
      <text:p text:style-name="P7"><text:span text:style-name="T8">Titre professionnel : support de présentation du projet</text:span></text:p>
      <text:p text:style-name="P7"><text:span text:style-name="T7">Objectif : PowerPoint (ou similaire), pour présenter le projet au jury</text:span></text:p>
      <text:p text:style-name="P7"/>
      <text:p text:style-name="P7"><text:span text:style-name="T7">1/05/2020 – 1/05/2020</text:span></text:p>
      <text:p text:style-name="P7"><text:span text:style-name="T8">Titre professionnel : relecture et l’harmonisation des document pour le titre pro</text:span></text:p>
      <text:p text:style-name="P7"><text:span text:style-name="T7">Objectif : s’assurer que le dossier est complet, sans fautes et harmonieux</text:span></text:p>
      <text:p text:style-name="P7"/>
      <text:p text:style-name="P7"/>
      <text:h text:style-name="P2" text:outline-level="1"><text:span text:style-name="T9">Certifications LinkedIn</text:span></text:h>
      <text:p text:style-name="P7"/>
      <text:p text:style-name="P8"><text:span text:style-name="T10">C</text:span>ertificats déjà obtenu : Python, PHP, Git</text:p>
      <text:p text:style-name="P7"/>
      <text:p text:style-name="P8">4/05/2020 – 8/05/2020</text:p>
      <text:p text:style-name="P8">Pr<text:span text:style-name="T11">é</text:span>paration et passage de certification JavaScript</text:p>
      <text:p text:style-name="P8"/>
      <text:p text:style-name="P5">11/05/2020 – 15/05/2020</text:p>
      <text:p text:style-name="P9"><text:span text:style-name="T11">Préparation et passage de certification MySQL</text:span></text:p>
      <text:p text:style-name="P9"/>
      <text:p text:style-name="P5">18/05/2020 – 19/05/2020</text:p>
      <text:p text:style-name="P9"><text:span text:style-name="T11">Préparation et passage de certification HTML</text:span></text:p>
      <text:p text:style-name="P9"/>
      <text:p text:style-name="P9"><text:span text:style-name="T11">20/05/2020 – 21/05/2020</text:span></text:p>
      <text:p text:style-name="P9"><text:span text:style-name="T11">Préparation et passage de certification CSS</text:span></text:p>
      <text:p text:style-name="P9"/>
      <text:h text:style-name="P2" text:outline-level="1">Création de site vitrine pour mon profil</text:h>
      <text:p text:style-name="P5">22/05/2020 – 29/05/2020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4-22T10:25:25.873000000</dc:date>
    <meta:editing-duration>PT1H32M46S</meta:editing-duration>
    <meta:editing-cycles>3</meta:editing-cycles>
    <meta:document-statistic meta:table-count="0" meta:image-count="0" meta:object-count="0" meta:page-count="1" meta:paragraph-count="25" meta:word-count="137" meta:character-count="1038" meta:non-whitespace-character-count="917"/>
  </office:meta>
</office:document-meta>
</file>